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ext-properties fo:font-weight="bold" style:font-weight-asian="bold" style:font-weight-complex="bold"/>
    </style:style>
    <style:style style:name="ce4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" style:family="table-cell" style:data-style-name="N0">
      <style:table-cell-properties style:vertical-align="middle"/>
    </style:style>
    <style:style style:name="ce6" style:family="table-cell" style:data-style-name="N0">
      <style:table-cell-properties style:vertical-align="middle" fo:background-color="transparent"/>
    </style:style>
    <style:style style:name="ce7" style:family="table-cell" style:data-style-name="N2">
      <style:table-cell-properties style:vertical-align="middle"/>
    </style:style>
    <style:style style:name="ce8" style:family="table-cell" style:data-style-name="N2">
      <style:table-cell-properties style:vertical-align="middle" fo:background-color="transparent"/>
    </style:style>
    <style:style style:name="ce9" style:family="table-cell" style:data-style-name="N2">
      <style:table-cell-properties style:vertical-align="middle"/>
    </style:style>
    <style:style style:name="ce10" style:family="table-cell" style:data-style-name="N0">
      <style:table-cell-properties style:vertical-align="automatic" fo:background-color="transparent"/>
      <style:text-properties fo:color="#305496"/>
    </style:style>
    <style:style style:name="ce11" style:family="table-cell" style:data-style-name="N0">
      <style:text-properties fo:color="#305496"/>
    </style:style>
    <style:style style:name="ce12" style:family="table-cell" style:data-style-name="N0">
      <style:table-cell-properties style:vertical-align="automatic" fo:background-color="transparent"/>
      <style:text-properties fo:color="#305496" fo:font-weight="bold" style:font-weight-asian="bold" style:font-weight-complex="bold"/>
    </style:style>
    <style:style style:name="ce13" style:family="table-cell" style:data-style-name="N0">
      <style:text-properties fo:color="#305496" fo:font-weight="bold" style:font-weight-asian="bold" style:font-weight-complex="bold"/>
    </style:style>
    <style:style style:name="ce14" style:family="table-cell" style:data-style-name="N0">
      <style:table-cell-properties style:vertical-align="automatic" fo:background-color="transparent"/>
      <style:text-properties fo:color="#BF8F00"/>
    </style:style>
    <style:style style:name="ce15" style:family="table-cell" style:data-style-name="N0">
      <style:text-properties fo:color="#BF8F00"/>
    </style:style>
    <style:style style:name="ce16" style:family="table-cell" style:data-style-name="N0">
      <style:table-cell-properties style:vertical-align="automatic" fo:background-color="transparent"/>
      <style:text-properties fo:color="#BF8F00" fo:font-weight="bold" style:font-weight-asian="bold" style:font-weight-complex="bold"/>
    </style:style>
    <style:style style:name="ce17" style:family="table-cell" style:data-style-name="N0">
      <style:text-properties fo:color="#BF8F00" fo:font-weight="bold" style:font-weight-asian="bold" style:font-weight-complex="bold"/>
    </style:style>
    <style:style style:name="ce18" style:family="table-cell" style:data-style-name="N0">
      <style:table-cell-properties style:vertical-align="middle"/>
      <style:text-properties fo:color="#548235" fo:font-style="italic" style:font-style-asian="italic" style:font-style-complex="italic"/>
    </style:style>
    <style:style style:name="ce19" style:family="table-cell" style:data-style-name="N0">
      <style:table-cell-properties style:vertical-align="automatic" fo:background-color="transparent"/>
      <style:text-properties fo:color="#305496" fo:font-style="italic" style:font-style-asian="italic" style:font-style-complex="italic"/>
    </style:style>
    <style:style style:name="ce20" style:family="table-cell" style:data-style-name="N0">
      <style:text-properties fo:color="#305496" fo:font-style="italic" style:font-style-asian="italic" style:font-style-complex="italic"/>
    </style:style>
    <style:style style:name="ce21" style:family="table-cell" style:data-style-name="N0">
      <style:table-cell-properties style:vertical-align="automatic" fo:background-color="transparent"/>
      <style:text-properties fo:font-style="italic" style:font-style-asian="italic" style:font-style-complex="italic"/>
    </style:style>
    <style:style style:name="ce22" style:family="table-cell" style:data-style-name="N0">
      <style:text-properties fo:font-style="italic" style:font-style-asian="italic" style:font-style-complex="italic"/>
    </style:style>
    <style:style style:name="ce23" style:family="table-cell" style:data-style-name="N0">
      <style:table-cell-properties fo:border-top="thin solid #548235" fo:border-bottom="none" fo:border-left="none" fo:border-right="none" style:vertical-align="middle"/>
      <style:text-properties fo:color="#BF8F00" fo:font-style="italic" style:font-style-asian="italic" style:font-style-complex="italic"/>
    </style:style>
    <style:style style:name="ce24" style:family="table-cell" style:data-style-name="N0">
      <style:table-cell-properties fo:border-top="none" fo:border-bottom="thin solid #BF8F00" fo:border-left="none" fo:border-right="none" style:vertical-align="middle"/>
      <style:text-properties fo:color="#BF8F00" fo:font-style="italic" style:font-style-asian="italic" style:font-style-complex="italic"/>
    </style:style>
    <style:style style:name="ce25" style:family="table-cell" style:data-style-name="N2">
      <style:table-cell-properties fo:border-top="none" fo:border-bottom="thin solid #BF8F00" fo:border-left="none" fo:border-right="none" style:vertical-align="middle"/>
      <style:text-properties fo:color="#BF8F00" fo:font-style="italic" style:font-style-asian="italic" style:font-style-complex="italic"/>
    </style:style>
    <style:style style:name="ce26" style:family="table-cell" style:data-style-name="N0">
      <style:table-cell-properties fo:border-top="thin solid #BF8F00" fo:border-bottom="none" fo:border-left="none" fo:border-right="none" style:vertical-align="middle"/>
      <style:text-properties fo:color="#305496" fo:font-style="italic" style:font-style-asian="italic" style:font-style-complex="italic"/>
    </style:style>
    <style:style style:name="ce27" style:family="table-cell" style:data-style-name="N0">
      <style:table-cell-properties fo:border-top="none" fo:border-bottom="thin solid #2F75B5" fo:border-left="none" fo:border-right="none" style:vertical-align="middle"/>
      <style:text-properties fo:color="#305496" fo:font-style="italic" style:font-style-asian="italic" style:font-style-complex="italic"/>
    </style:style>
    <style:style style:name="ce28" style:family="table-cell" style:data-style-name="N2">
      <style:table-cell-properties fo:border-top="none" fo:border-bottom="thin solid #2F75B5" fo:border-left="none" fo:border-right="none" style:vertical-align="middle"/>
      <style:text-properties fo:color="#305496" fo:font-style="italic" style:font-style-asian="italic" style:font-style-complex="italic"/>
    </style:style>
    <style:style style:name="ce29" style:family="table-cell" style:data-style-name="N0">
      <style:table-cell-properties style:vertical-align="middle"/>
      <style:text-properties fo:color="#305496" fo:font-style="italic" style:font-style-asian="italic" style:font-style-complex="italic"/>
    </style:style>
    <style:style style:name="ce30" style:family="table-cell" style:data-style-name="N0">
      <style:table-cell-properties style:vertical-align="middle" fo:background-color="transparent"/>
      <style:text-properties fo:color="#305496" fo:font-style="italic" style:font-style-asian="italic" style:font-style-complex="italic"/>
    </style:style>
    <style:style style:name="ce31" style:family="table-cell" style:data-style-name="N0">
      <style:table-cell-properties style:vertical-align="middle"/>
    </style:style>
    <style:style style:name="ce32" style:family="table-cell" style:data-style-name="N2">
      <style:table-cell-properties style:vertical-align="middle" fo:background-color="transparent"/>
    </style:style>
    <style:style style:name="ce33" style:family="table-cell" style:data-style-name="N2">
      <style:table-cell-properties fo:border-top="none" fo:border-bottom="thin solid #2F75B5" fo:border-left="none" fo:border-right="none" style:vertical-align="middle" fo:background-color="transparent"/>
      <style:text-properties fo:color="#305496" fo:font-style="italic" style:font-style-asian="italic" style:font-style-complex="italic"/>
    </style:style>
    <style:style style:name="ce34" style:family="table-cell" style:data-style-name="N0">
      <style:table-cell-properties style:vertical-align="middle"/>
      <style:text-properties fo:color="#C65911" fo:font-style="italic" style:font-style-asian="italic" style:font-style-complex="italic"/>
    </style:style>
    <style:style style:name="ce35" style:family="table-cell" style:data-style-name="N2">
      <style:table-cell-properties style:vertical-align="middle"/>
      <style:text-properties fo:color="#C65911" fo:font-style="italic" style:font-style-asian="italic" style:font-style-complex="italic"/>
    </style:style>
    <style:style style:name="ce36" style:family="table-cell" style:data-style-name="N0">
      <style:table-cell-properties fo:border-top="none" fo:border-bottom="thin solid #C65911" fo:border-left="none" fo:border-right="none" style:vertical-align="middle"/>
      <style:text-properties fo:color="#C65911" fo:font-style="italic" style:font-style-asian="italic" style:font-style-complex="italic"/>
    </style:style>
    <style:style style:name="ce37" style:family="table-cell" style:data-style-name="N2">
      <style:table-cell-properties fo:border-top="none" fo:border-bottom="thin solid #C65911" fo:border-left="none" fo:border-right="none" style:vertical-align="middle"/>
      <style:text-properties fo:color="#C65911" fo:font-style="italic" style:font-style-asian="italic" style:font-style-complex="italic"/>
    </style:style>
    <style:style style:name="ce38" style:family="table-cell" style:data-style-name="N2">
      <style:table-cell-properties fo:border-top="none" fo:border-bottom="thin solid #C65911" fo:border-left="none" fo:border-right="none" style:vertical-align="middle" fo:background-color="transparent"/>
      <style:text-properties fo:color="#C65911" fo:font-style="italic" style:font-style-asian="italic" style:font-style-complex="italic"/>
    </style:style>
    <style:style style:name="ce39" style:family="table-cell" style:data-style-name="N0">
      <style:table-cell-properties fo:border-top="thin solid #C65911" fo:border-bottom="none" fo:border-left="none" fo:border-right="none" style:vertical-align="middle"/>
      <style:text-properties fo:color="#757171" fo:font-style="italic" style:font-style-asian="italic" style:font-style-complex="italic"/>
    </style:style>
    <style:style style:name="ce40" style:family="table-cell" style:data-style-name="N2">
      <style:table-cell-properties fo:border-top="thin solid #C65911" fo:border-bottom="none" fo:border-left="none" fo:border-right="none" style:vertical-align="middle"/>
      <style:text-properties fo:color="#757171" fo:font-style="italic" style:font-style-asian="italic" style:font-style-complex="italic"/>
    </style:style>
    <style:style style:name="ce41" style:family="table-cell" style:data-style-name="N0">
      <style:table-cell-properties fo:border-top="none" fo:border-bottom="thin solid #808080" fo:border-left="none" fo:border-right="none" style:vertical-align="middle"/>
      <style:text-properties fo:color="#757171" fo:font-style="italic" style:font-style-asian="italic" style:font-style-complex="italic"/>
    </style:style>
    <style:style style:name="ce42" style:family="table-cell" style:data-style-name="N2">
      <style:table-cell-properties fo:border-top="none" fo:border-bottom="thin solid #808080" fo:border-left="none" fo:border-right="none" style:vertical-align="middle"/>
      <style:text-properties fo:color="#757171" fo:font-style="italic" style:font-style-asian="italic" style:font-style-complex="italic"/>
    </style:style>
    <style:style style:name="ce43" style:family="table-cell" style:data-style-name="N0">
      <style:table-cell-properties fo:border-top="thin solid #2F75B5" fo:border-bottom="2pt solid #2F75B5" fo:border-left="none" fo:border-right="none" style:vertical-align="middle"/>
      <style:text-properties fo:color="#305496" fo:font-weight="bold" style:font-weight-asian="bold" style:font-weight-complex="bold"/>
    </style:style>
    <style:style style:name="ce44" style:family="table-cell" style:data-style-name="N2">
      <style:table-cell-properties fo:border-top="thin solid #2F75B5" fo:border-bottom="2pt solid #2F75B5" fo:border-left="none" fo:border-right="none" style:vertical-align="middle"/>
      <style:text-properties fo:color="#305496" fo:font-weight="bold" style:font-weight-asian="bold" style:font-weight-complex="bold"/>
    </style:style>
    <style:style style:name="ce45" style:family="table-cell" style:data-style-name="N0">
      <style:table-cell-properties fo:border-top="none" fo:border-bottom="2pt solid #BF8F00" fo:border-left="none" fo:border-right="none" style:vertical-align="middle"/>
      <style:text-properties fo:color="#BF8F00" fo:font-weight="bold" style:font-weight-asian="bold" style:font-weight-complex="bold"/>
    </style:style>
    <style:style style:name="ce46" style:family="table-cell" style:data-style-name="N2">
      <style:table-cell-properties fo:border-top="none" fo:border-bottom="2pt solid #BF8F00" fo:border-left="none" fo:border-right="none" style:vertical-align="middle"/>
      <style:text-properties fo:color="#BF8F00" fo:font-weight="bold" style:font-weight-asian="bold" style:font-weight-complex="bold"/>
    </style:style>
    <style:style style:name="ce47" style:family="table-cell" style:data-style-name="N2">
      <style:table-cell-properties fo:border-top="thin solid #2F75B5" fo:border-bottom="2pt solid #2F75B5" fo:border-left="none" fo:border-right="none" style:vertical-align="middle" fo:background-color="transparent"/>
      <style:text-properties fo:color="#305496" fo:font-weight="bold" style:font-weight-asian="bold" style:font-weight-complex="bold"/>
    </style:style>
    <style:style style:name="ce48" style:family="table-cell" style:data-style-name="N0">
      <style:table-cell-properties fo:border-top="thin solid #808080" fo:border-bottom="2pt solid #808080" fo:border-left="none" fo:border-right="none" style:vertical-align="middle" fo:background-color="transparent"/>
      <style:text-properties fo:color="#757171" fo:font-weight="bold" style:font-weight-asian="bold" style:font-weight-complex="bold"/>
    </style:style>
    <style:style style:name="ce49" style:family="table-cell" style:data-style-name="N2">
      <style:table-cell-properties fo:border-top="thin solid #808080" fo:border-bottom="2pt solid #808080" fo:border-left="none" fo:border-right="none" style:vertical-align="middle"/>
      <style:text-properties fo:color="#757171" fo:font-weight="bold" style:font-weight-asian="bold" style:font-weight-complex="bold"/>
    </style:style>
    <style:style style:name="ce50" style:family="table-cell" style:data-style-name="N0">
      <style:table-cell-properties fo:border-top="2pt solid #808080" fo:border-bottom="2pt solid #C65911" fo:border-left="none" fo:border-right="none" style:vertical-align="middle"/>
      <style:text-properties fo:color="#C65911" fo:font-weight="bold" style:font-weight-asian="bold" style:font-weight-complex="bold"/>
    </style:style>
    <style:style style:name="ce51" style:family="table-cell" style:data-style-name="N2">
      <style:table-cell-properties fo:border-top="2pt solid #808080" fo:border-bottom="2pt solid #C65911" fo:border-left="none" fo:border-right="none" style:vertical-align="middle"/>
      <style:text-properties fo:color="#C65911" fo:font-weight="bold" style:font-weight-asian="bold" style:font-weight-complex="bold"/>
    </style:style>
    <style:style style:name="ce52" style:family="table-cell" style:data-style-name="N2">
      <style:table-cell-properties fo:border-top="2pt solid #808080" fo:border-bottom="2pt solid #C65911" fo:border-left="none" fo:border-right="none" style:vertical-align="middle" fo:background-color="transparent"/>
      <style:text-properties fo:color="#C65911" fo:font-weight="bold" style:font-weight-asian="bold" style:font-weight-complex="bold"/>
    </style:style>
    <style:style style:name="ce53" style:family="table-cell" style:data-style-name="N0">
      <style:table-cell-properties fo:border-top="2pt solid #C65911" fo:border-bottom="2pt solid #548235" fo:border-left="none" fo:border-right="none" style:vertical-align="middle"/>
      <style:text-properties fo:color="#548235" fo:font-weight="bold" style:font-weight-asian="bold" style:font-weight-complex="bold"/>
    </style:style>
    <style:style style:name="ce54" style:family="table-cell" style:data-style-name="N2">
      <style:table-cell-properties fo:border-top="2pt solid #C65911" fo:border-bottom="2pt solid #548235" fo:border-left="none" fo:border-right="none" style:vertical-align="middle"/>
      <style:text-properties fo:color="#548235" fo:font-weight="bold" style:font-weight-asian="bold" style:font-weight-complex="bold"/>
    </style:style>
    <style:style style:name="ce55" style:family="table-cell" style:data-style-name="N2">
      <style:table-cell-properties fo:border-top="2pt solid #C65911" fo:border-bottom="2pt solid #548235" fo:border-left="none" fo:border-right="none" style:vertical-align="middle" fo:background-color="transparent"/>
      <style:text-properties fo:color="#548235"/>
    </style:style>
    <style:style style:name="ce56" style:family="table-cell" style:data-style-name="N0">
      <style:table-cell-properties style:vertical-align="middle" fo:background-color="#E2EFDA"/>
      <style:text-properties fo:color="#548235" fo:font-style="italic" style:font-style-asian="italic" style:font-style-complex="italic"/>
    </style:style>
    <style:style style:name="ce57" style:family="table-cell" style:data-style-name="N2">
      <style:table-cell-properties style:vertical-align="middle" fo:background-color="#E2EFDA"/>
      <style:text-properties fo:color="#548235" fo:font-style="italic" style:font-style-asian="italic" style:font-style-complex="italic"/>
    </style:style>
    <style:style style:name="ce58" style:family="table-cell" style:data-style-name="N0">
      <style:table-cell-properties style:vertical-align="middle" fo:background-color="#E2EFDA"/>
      <style:text-properties fo:color="#548235" fo:font-style="italic" style:font-style-asian="italic" style:font-style-complex="italic"/>
    </style:style>
    <style:style style:name="ce59" style:family="table-cell" style:data-style-name="N0">
      <style:table-cell-properties fo:border-top="none" fo:border-bottom="thin solid #548235" fo:border-left="none" fo:border-right="none" style:vertical-align="middle" fo:background-color="#E2EFDA"/>
      <style:text-properties fo:color="#548235" fo:font-style="italic" style:font-style-asian="italic" style:font-style-complex="italic"/>
    </style:style>
    <style:style style:name="ce60" style:family="table-cell" style:data-style-name="N2">
      <style:table-cell-properties fo:border-top="none" fo:border-bottom="thin solid #548235" fo:border-left="none" fo:border-right="none" style:vertical-align="middle" fo:background-color="#E2EFDA"/>
      <style:text-properties fo:color="#548235" fo:font-style="italic" style:font-style-asian="italic" style:font-style-complex="italic"/>
    </style:style>
    <style:style style:name="ce61" style:family="table-cell" style:data-style-name="N0">
      <style:table-cell-properties fo:border-top="none" fo:border-bottom="thin solid #548235" fo:border-left="none" fo:border-right="none" style:vertical-align="middle" fo:background-color="#E2EFDA"/>
      <style:text-properties fo:color="#548235" fo:font-style="italic" style:font-style-asian="italic" style:font-style-complex="italic"/>
    </style:style>
    <style:style style:name="ce62" style:family="table-cell" style:data-style-name="N0">
      <style:table-cell-properties style:vertical-align="middle" fo:background-color="#E2EFDA"/>
      <style:text-properties fo:font-weight="bold" style:font-weight-asian="bold" style:font-weight-complex="bold"/>
    </style:style>
    <style:style style:name="ce63" style:family="table-cell" style:data-style-name="N2">
      <style:table-cell-properties style:vertical-align="middle" fo:background-color="#E2EFDA"/>
      <style:text-properties fo:font-weight="bold" style:font-weight-asian="bold" style:font-weight-complex="bold"/>
    </style:style>
    <style:style style:name="ce64" style:family="table-cell" style:data-style-name="N2">
      <style:table-cell-properties style:vertical-align="middle" fo:background-color="#E2EFDA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3.65125cm" style:use-optimal-column-width="true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20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16127" table:default-cell-style-name="ce1"/>
        <table:table-row table:style-name="ro1">
          <table:table-cell table:number-columns-repeated="257" table:style-name="ce2"/>
          <table:table-cell table:number-columns-repeated="16127"/>
        </table:table-row>
        <table:table-row table:style-name="ro2">
          <table:table-cell table:style-name="ce2"/>
          <table:table-cell office:value-type="string" table:style-name="ce18">
            <text:p>years</text:p>
          </table:table-cell>
          <table:table-cell office:value-type="float" office:value="2020" table:style-name="ce18">
            <text:p>2020</text:p>
          </table:table-cell>
          <table:table-cell office:value-type="float" office:value="2021" table:style-name="ce18">
            <text:p>2021</text:p>
          </table:table-cell>
          <table:table-cell office:value-type="float" office:value="2022" table:style-name="ce18">
            <text:p>2022</text:p>
          </table:table-cell>
          <table:table-cell office:value-type="float" office:value="2023" table:style-name="ce18">
            <text:p>2023</text:p>
          </table:table-cell>
          <table:table-cell table:number-columns-repeated="251" table:style-name="ce2"/>
          <table:table-cell table:number-columns-repeated="16127" table:style-name="ce1"/>
        </table:table-row>
        <table:table-row table:style-name="ro2">
          <table:table-cell table:style-name="ce2"/>
          <table:table-cell office:value-type="string" table:style-name="ce56">
            <text:p>cashflows</text:p>
          </table:table-cell>
          <table:table-cell office:value-type="float" office:value="-100" table:style-name="ce56">
            <text:p>-100</text:p>
          </table:table-cell>
          <table:table-cell office:value-type="float" office:value="-50" table:style-name="ce56">
            <text:p>-50</text:p>
          </table:table-cell>
          <table:table-cell office:value-type="float" office:value="150" table:style-name="ce56">
            <text:p>150</text:p>
          </table:table-cell>
          <table:table-cell office:value-type="float" office:value="500" table:style-name="ce56">
            <text:p>500</text:p>
          </table:table-cell>
          <table:table-cell table:number-columns-repeated="251" table:style-name="ce2"/>
          <table:table-cell table:number-columns-repeated="16127" table:style-name="ce1"/>
        </table:table-row>
        <table:table-row table:style-name="ro2">
          <table:table-cell table:style-name="ce2"/>
          <table:table-cell office:value-type="string" table:style-name="ce56">
            <text:p>terminal-growth</text:p>
          </table:table-cell>
          <table:table-cell office:value-type="float" office:value="0.03" table:style-name="ce57">
            <text:p>0.03</text:p>
          </table:table-cell>
          <table:table-cell table:number-columns-repeated="3" table:style-name="ce58"/>
          <table:table-cell table:number-columns-repeated="251" table:style-name="ce2"/>
          <table:table-cell table:number-columns-repeated="16127" table:style-name="ce1"/>
        </table:table-row>
        <table:table-row table:style-name="ro2">
          <table:table-cell table:style-name="ce2"/>
          <table:table-cell office:value-type="string" table:style-name="ce59">
            <text:p>discount-rate</text:p>
          </table:table-cell>
          <table:table-cell office:value-type="float" office:value="0.1" table:style-name="ce60">
            <text:p>0.10</text:p>
          </table:table-cell>
          <table:table-cell table:number-columns-repeated="3" table:style-name="ce61"/>
          <table:table-cell table:number-columns-repeated="251" table:style-name="ce2"/>
          <table:table-cell table:number-columns-repeated="16127" table:style-name="ce1"/>
        </table:table-row>
        <table:table-row-group>
          <table:table-row table:style-name="ro2">
            <table:table-cell table:style-name="ce15"/>
            <table:table-cell office:value-type="string" table:style-name="ce23">
              <text:p>year</text:p>
            </table:table-cell>
            <table:table-cell office:value-type="float" office:value="2020" table:formula="of:=[.C2]" table:style-name="ce23">
              <text:p>2020</text:p>
            </table:table-cell>
            <table:table-cell office:value-type="float" office:value="2021" table:formula="of:=[.D2]" table:style-name="ce23">
              <text:p>2021</text:p>
            </table:table-cell>
            <table:table-cell office:value-type="float" office:value="2022" table:formula="of:=[.E2]" table:style-name="ce23">
              <text:p>2022</text:p>
            </table:table-cell>
            <table:table-cell office:value-type="float" office:value="2023" table:formula="of:=[.F2]" table:style-name="ce23">
              <text:p>2023</text:p>
            </table:table-cell>
            <table:table-cell table:number-columns-repeated="251" table:style-name="ce14"/>
            <table:table-cell table:number-columns-repeated="16127" table:style-name="ce15"/>
          </table:table-row>
          <table:table-row table:style-name="ro2">
            <table:table-cell table:style-name="ce15"/>
            <table:table-cell office:value-type="string" table:style-name="ce24">
              <text:p>cashflow</text:p>
            </table:table-cell>
            <table:table-cell office:value-type="float" office:value="-100" table:formula="of:=[.C3]" table:style-name="ce25">
              <text:p>-100.00</text:p>
            </table:table-cell>
            <table:table-cell office:value-type="float" office:value="-50" table:formula="of:=[.D3]" table:style-name="ce25">
              <text:p>-50.00</text:p>
            </table:table-cell>
            <table:table-cell office:value-type="float" office:value="150" table:formula="of:=[.E3]" table:style-name="ce25">
              <text:p>150.00</text:p>
            </table:table-cell>
            <table:table-cell office:value-type="float" office:value="500" table:formula="of:=[.F3]" table:style-name="ce25">
              <text:p>500.00</text:p>
            </table:table-cell>
            <table:table-cell table:number-columns-repeated="251" table:style-name="ce14"/>
            <table:table-cell table:number-columns-repeated="16127" table:style-name="ce15"/>
          </table:table-row>
          <table:table-row-group>
            <table:table-row table:style-name="ro2">
              <table:table-cell table:style-name="ce11"/>
              <table:table-cell office:value-type="string" table:style-name="ce26">
                <text:p>year</text:p>
              </table:table-cell>
              <table:table-cell office:value-type="float" office:value="2020" table:formula="of:=[.C6]" table:style-name="ce26">
                <text:p>2020</text:p>
              </table:table-cell>
              <table:table-cell office:value-type="float" office:value="2021" table:formula="of:=[.D6]" table:style-name="ce26">
                <text:p>2021</text:p>
              </table:table-cell>
              <table:table-cell office:value-type="float" office:value="2022" table:formula="of:=[.E6]" table:style-name="ce26">
                <text:p>2022</text:p>
              </table:table-cell>
              <table:table-cell office:value-type="float" office:value="2023" table:formula="of:=[.F6]" table:style-name="ce26">
                <text:p>2023</text:p>
              </table:table-cell>
              <table:table-cell table:number-columns-repeated="251" table:style-name="ce10"/>
              <table:table-cell table:number-columns-repeated="16127" table:style-name="ce11"/>
            </table:table-row>
            <table:table-row table:style-name="ro2">
              <table:table-cell table:style-name="ce11"/>
              <table:table-cell office:value-type="string" table:style-name="ce27">
                <text:p>value</text:p>
              </table:table-cell>
              <table:table-cell office:value-type="float" office:value="-100" table:formula="of:=[.C7]" table:style-name="ce28">
                <text:p>-100.00</text:p>
              </table:table-cell>
              <table:table-cell office:value-type="float" office:value="-50" table:formula="of:=[.D7]" table:style-name="ce28">
                <text:p>-50.00</text:p>
              </table:table-cell>
              <table:table-cell office:value-type="float" office:value="150" table:formula="of:=[.E7]" table:style-name="ce28">
                <text:p>150.00</text:p>
              </table:table-cell>
              <table:table-cell office:value-type="float" office:value="500" table:formula="of:=[.F7]" table:style-name="ce28">
                <text:p>500.00</text:p>
              </table:table-cell>
              <table:table-cell table:number-columns-repeated="251" table:style-name="ce10"/>
              <table:table-cell table:number-columns-repeated="16127" table:style-name="ce11"/>
            </table:table-row>
            <table:table-row table:style-name="ro2">
              <table:table-cell table:style-name="ce13"/>
              <table:table-cell office:value-type="string" table:style-name="ce43">
                <text:p>discount</text:p>
              </table:table-cell>
              <table:table-cell office:value-type="float" office:value="-100" table:formula="of:=([.C9]/((1+[.C5])^([.C8]-[.C2])))" table:style-name="ce44">
                <text:p>-100.00</text:p>
              </table:table-cell>
              <table:table-cell office:value-type="float" office:value="-45.454545454545453" table:formula="of:=([.D9]/((1+[.C5])^([.D8]-[.C2])))" table:style-name="ce44">
                <text:p>-45.45</text:p>
              </table:table-cell>
              <table:table-cell office:value-type="float" office:value="123.96694214876031" table:formula="of:=([.E9]/((1+[.C5])^([.E8]-[.C2])))" table:style-name="ce44">
                <text:p>123.97</text:p>
              </table:table-cell>
              <table:table-cell office:value-type="float" office:value="375.65740045078877" table:formula="of:=([.F9]/((1+[.C5])^([.F8]-[.C2])))" table:style-name="ce44">
                <text:p>375.66</text:p>
              </table:table-cell>
              <table:table-cell table:number-columns-repeated="251" table:style-name="ce12"/>
              <table:table-cell table:number-columns-repeated="16127" table:style-name="ce13"/>
            </table:table-row>
            <table:table-row table:style-name="ro2">
              <table:table-cell table:style-name="ce2"/>
              <table:table-cell table:style-name="ce6"/>
              <table:table-cell office:value-type="float" office:value="-100" table:formula="of:=[.C10]" table:style-name="ce7">
                <text:p>-100.00</text:p>
              </table:table-cell>
              <table:table-cell office:value-type="float" office:value="-45.454545454545453" table:formula="of:=[.D10]" table:style-name="ce7">
                <text:p>-45.45</text:p>
              </table:table-cell>
              <table:table-cell office:value-type="float" office:value="123.96694214876031" table:formula="of:=[.E10]" table:style-name="ce7">
                <text:p>123.97</text:p>
              </table:table-cell>
              <table:table-cell office:value-type="float" office:value="375.65740045078877" table:formula="of:=[.F10]" table:style-name="ce7">
                <text:p>375.66</text:p>
              </table:table-cell>
              <table:table-cell table:number-columns-repeated="251" table:style-name="ce2"/>
              <table:table-cell table:number-columns-repeated="16127" table:style-name="ce1"/>
            </table:table-row>
          </table:table-row-group>
          <table:table-row table:style-name="ro2">
            <table:table-cell table:style-name="ce17"/>
            <table:table-cell office:value-type="string" table:style-name="ce45">
              <text:p>discounted-cashflows</text:p>
            </table:table-cell>
            <table:table-cell office:value-type="float" office:value="-100" table:formula="of:=[.C11]" table:style-name="ce46">
              <text:p>-100.00</text:p>
            </table:table-cell>
            <table:table-cell office:value-type="float" office:value="-45.454545454545453" table:formula="of:=[.D11]" table:style-name="ce46">
              <text:p>-45.45</text:p>
            </table:table-cell>
            <table:table-cell office:value-type="float" office:value="123.96694214876031" table:formula="of:=[.E11]" table:style-name="ce46">
              <text:p>123.97</text:p>
            </table:table-cell>
            <table:table-cell office:value-type="float" office:value="375.65740045078877" table:formula="of:=[.F11]" table:style-name="ce46">
              <text:p>375.66</text:p>
            </table:table-cell>
            <table:table-cell table:number-columns-repeated="251" table:style-name="ce16"/>
            <table:table-cell table:number-columns-repeated="16127" table:style-name="ce17"/>
          </table:table-row>
          <table:table-row table:style-name="ro2">
            <table:table-cell table:style-name="ce20"/>
            <table:table-cell office:value-type="string" table:style-name="ce29">
              <text:p>year</text:p>
            </table:table-cell>
            <table:table-cell office:value-type="float" office:value="2023" table:formula="of:=[.F2]" table:style-name="ce29">
              <text:p>2023</text:p>
            </table:table-cell>
            <table:table-cell table:number-columns-repeated="3" table:style-name="ce30"/>
            <table:table-cell table:number-columns-repeated="251" table:style-name="ce19"/>
            <table:table-cell table:number-columns-repeated="16127" table:style-name="ce20"/>
          </table:table-row>
          <table:table-row-group>
            <table:table-row table:style-name="ro2">
              <table:table-cell table:style-name="ce2"/>
              <table:table-cell office:value-type="string" table:style-name="ce31">
                <text:p>terminal-value</text:p>
              </table:table-cell>
              <table:table-cell office:value-type="float" office:value="7357.1428571428569" table:formula="of:=(([.F3]*(1+[.C4]))/([.C5]-[.C4]))" table:style-name="ce9">
                <text:p>7357.14</text:p>
              </table:table-cell>
              <table:table-cell table:number-columns-repeated="3" table:style-name="ce32"/>
              <table:table-cell table:number-columns-repeated="251" table:style-name="ce2"/>
              <table:table-cell table:number-columns-repeated="16127" table:style-name="ce1"/>
            </table:table-row>
          </table:table-row-group>
          <table:table-row table:style-name="ro2">
            <table:table-cell table:style-name="ce20"/>
            <table:table-cell office:value-type="string" table:style-name="ce27">
              <text:p>value</text:p>
            </table:table-cell>
            <table:table-cell office:value-type="float" office:value="7357.1428571428569" table:formula="of:=[.C14]" table:style-name="ce28">
              <text:p>7357.14</text:p>
            </table:table-cell>
            <table:table-cell table:number-columns-repeated="3" table:style-name="ce33"/>
            <table:table-cell table:number-columns-repeated="251" table:style-name="ce19"/>
            <table:table-cell table:number-columns-repeated="16127" table:style-name="ce20"/>
          </table:table-row>
          <table:table-row table:style-name="ro2">
            <table:table-cell table:style-name="ce13"/>
            <table:table-cell office:value-type="string" table:style-name="ce43">
              <text:p>discount</text:p>
            </table:table-cell>
            <table:table-cell office:value-type="float" office:value="5527.5303209187487" table:formula="of:=([.C15]/((1+[.C5])^([.C13]-[.C2])))" table:style-name="ce44">
              <text:p>5527.53</text:p>
            </table:table-cell>
            <table:table-cell table:number-columns-repeated="3" table:style-name="ce47"/>
            <table:table-cell table:number-columns-repeated="251" table:style-name="ce12"/>
            <table:table-cell table:number-columns-repeated="16127" table:style-name="ce13"/>
          </table:table-row>
          <table:table-row table:style-name="ro2">
            <table:table-cell table:style-name="ce2"/>
            <table:table-cell office:value-type="string" table:style-name="ce5">
              <text:p>discounted-terminal-value</text:p>
            </table:table-cell>
            <table:table-cell office:value-type="float" office:value="5527.5303209187487" table:formula="of:=[.C16]" table:style-name="ce7">
              <text:p>5527.53</text:p>
            </table:table-cell>
            <table:table-cell table:number-columns-repeated="3" table:style-name="ce8"/>
            <table:table-cell table:number-columns-repeated="251" table:style-name="ce2"/>
            <table:table-cell table:number-columns-repeated="16127" table:style-name="ce1"/>
          </table:table-row>
          <table:table-row table:style-name="ro2">
            <table:table-cell table:style-name="ce22"/>
            <table:table-cell office:value-type="string" table:style-name="ce34">
              <text:p>discounted-cashflows</text:p>
            </table:table-cell>
            <table:table-cell office:value-type="float" office:value="-100" table:formula="of:=[.C12]" table:style-name="ce35">
              <text:p>-100.00</text:p>
            </table:table-cell>
            <table:table-cell office:value-type="float" office:value="-45.454545454545453" table:formula="of:=[.D12]" table:style-name="ce35">
              <text:p>-45.45</text:p>
            </table:table-cell>
            <table:table-cell office:value-type="float" office:value="123.96694214876031" table:formula="of:=[.E12]" table:style-name="ce35">
              <text:p>123.97</text:p>
            </table:table-cell>
            <table:table-cell office:value-type="float" office:value="375.65740045078877" table:formula="of:=[.F12]" table:style-name="ce35">
              <text:p>375.66</text:p>
            </table:table-cell>
            <table:table-cell table:number-columns-repeated="251" table:style-name="ce21"/>
            <table:table-cell table:number-columns-repeated="16127" table:style-name="ce22"/>
          </table:table-row>
          <table:table-row table:style-name="ro2">
            <table:table-cell table:style-name="ce22"/>
            <table:table-cell office:value-type="string" table:style-name="ce36">
              <text:p>discounted-terminal-value</text:p>
            </table:table-cell>
            <table:table-cell office:value-type="float" office:value="5527.5303209187487" table:formula="of:=[.C17]" table:style-name="ce37">
              <text:p>5527.53</text:p>
            </table:table-cell>
            <table:table-cell table:number-columns-repeated="3" table:style-name="ce38"/>
            <table:table-cell table:number-columns-repeated="251" table:style-name="ce21"/>
            <table:table-cell table:number-columns-repeated="16127" table:style-name="ce22"/>
          </table:table-row>
          <table:table-row-group>
            <table:table-row table:style-name="ro2">
              <table:table-cell table:style-name="ce22"/>
              <table:table-cell office:value-type="string" table:style-name="ce39">
                <text:p>t</text:p>
              </table:table-cell>
              <table:table-cell office:value-type="float" office:value="-100" table:formula="of:=[.C18]" table:style-name="ce40">
                <text:p>-100.00</text:p>
              </table:table-cell>
              <table:table-cell office:value-type="float" office:value="-45.454545454545453" table:formula="of:=[.D18]" table:style-name="ce40">
                <text:p>-45.45</text:p>
              </table:table-cell>
              <table:table-cell office:value-type="float" office:value="123.96694214876031" table:formula="of:=[.E18]" table:style-name="ce40">
                <text:p>123.97</text:p>
              </table:table-cell>
              <table:table-cell office:value-type="float" office:value="375.65740045078877" table:formula="of:=[.F18]" table:style-name="ce40">
                <text:p>375.66</text:p>
              </table:table-cell>
              <table:table-cell table:number-columns-repeated="251" table:style-name="ce21"/>
              <table:table-cell table:number-columns-repeated="16127" table:style-name="ce22"/>
            </table:table-row>
            <table:table-row table:style-name="ro2">
              <table:table-cell table:style-name="ce22"/>
              <table:table-cell office:value-type="string" table:style-name="ce41">
                <text:p>c</text:p>
              </table:table-cell>
              <table:table-cell office:value-type="float" office:value="0" table:style-name="ce42">
                <text:p>0.00</text:p>
              </table:table-cell>
              <table:table-cell office:value-type="float" office:value="-100" table:formula="of:=[.C22]" table:style-name="ce42">
                <text:p>-100.00</text:p>
              </table:table-cell>
              <table:table-cell office:value-type="float" office:value="-145.45454545454544" table:formula="of:=[.D22]" table:style-name="ce42">
                <text:p>-145.45</text:p>
              </table:table-cell>
              <table:table-cell office:value-type="float" office:value="-21.487603305785129" table:formula="of:=[.E22]" table:style-name="ce42">
                <text:p>-21.49</text:p>
              </table:table-cell>
              <table:table-cell table:number-columns-repeated="251" table:style-name="ce21"/>
              <table:table-cell table:number-columns-repeated="16127" table:style-name="ce22"/>
            </table:table-row>
            <table:table-row table:style-name="ro2">
              <table:table-cell table:style-name="ce3"/>
              <table:table-cell table:style-name="ce48"/>
              <table:table-cell office:value-type="float" office:value="-100" table:formula="of:=([.C20]+[.C21])" table:style-name="ce49">
                <text:p>-100.00</text:p>
              </table:table-cell>
              <table:table-cell office:value-type="float" office:value="-145.45454545454544" table:formula="of:=([.D20]+[.D21])" table:style-name="ce49">
                <text:p>-145.45</text:p>
              </table:table-cell>
              <table:table-cell office:value-type="float" office:value="-21.487603305785129" table:formula="of:=([.E20]+[.E21])" table:style-name="ce49">
                <text:p>-21.49</text:p>
              </table:table-cell>
              <table:table-cell office:value-type="float" office:value="354.16979714500366" table:formula="of:=([.F20]+[.F21])" table:style-name="ce49">
                <text:p>354.17</text:p>
              </table:table-cell>
              <table:table-cell table:number-columns-repeated="251" table:style-name="ce4"/>
              <table:table-cell table:number-columns-repeated="16127" table:style-name="ce3"/>
            </table:table-row>
          </table:table-row-group>
          <table:table-row table:style-name="ro2">
            <table:table-cell table:style-name="ce2"/>
            <table:table-cell office:value-type="string" table:style-name="ce50">
              <text:p>total</text:p>
            </table:table-cell>
            <table:table-cell office:value-type="float" office:value="5881.7001180637526" table:formula="of:=([.F22]+[.C19])" table:style-name="ce51">
              <text:p>5881.70</text:p>
            </table:table-cell>
            <table:table-cell table:number-columns-repeated="3" table:style-name="ce52"/>
            <table:table-cell table:number-columns-repeated="251" table:style-name="ce2"/>
            <table:table-cell table:number-columns-repeated="16127" table:style-name="ce1"/>
          </table:table-row>
        </table:table-row-group>
        <table:table-row table:style-name="ro2">
          <table:table-cell table:style-name="ce2"/>
          <table:table-cell office:value-type="string" table:style-name="ce53">
            <text:p>dcf-value</text:p>
          </table:table-cell>
          <table:table-cell office:value-type="float" office:value="5881.7001180637526" table:formula="of:=[.C23]" table:style-name="ce54">
            <text:p>5881.70</text:p>
          </table:table-cell>
          <table:table-cell table:number-columns-repeated="3" table:style-name="ce55"/>
          <table:table-cell table:number-columns-repeated="251" table:style-name="ce2"/>
          <table:table-cell table:number-columns-repeated="16127" table:style-name="ce1"/>
        </table:table-row>
        <table:table-row table:style-name="ro2">
          <table:table-cell table:style-name="ce2"/>
          <table:table-cell office:value-type="string" table:style-name="ce62">
            <text:p>result</text:p>
          </table:table-cell>
          <table:table-cell office:value-type="float" office:value="5881.7001180637526" table:formula="of:=[.C24]" table:style-name="ce63">
            <text:p>5881.70</text:p>
          </table:table-cell>
          <table:table-cell table:number-columns-repeated="3" table:style-name="ce64"/>
          <table:table-cell table:number-columns-repeated="251" table:style-name="ce2"/>
          <table:table-cell table:number-columns-repeated="16127" table:style-name="ce1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1</meta:generator>
    <dc:creator>Microsoft Office User</dc:creator>
    <meta:creation-date>2019-03-04T13:58:12Z</meta:creation-date>
    <dc:date>2019-03-04T17:21:44Z</dc:date>
  </office:meta>
</office:document-meta>
</file>